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15T13:52:35</dc:date>
    <dc:creator>sde </dc:creator>
    <meta:editing-duration>PT10H22M43S</meta:editing-duration>
    <meta:editing-cycles>60</meta:editing-cycles>
    <meta:generator>LibreOffice/3.4$Unix LibreOffice_project/340m1$Build-502</meta:generator>
    <meta:document-statistic meta:table-count="1" meta:image-count="0" meta:object-count="0" meta:page-count="2" meta:paragraph-count="25" meta:word-count="179" meta:character-count="1598" meta:non-whitespace-character-count="1438"/>
  </office:meta>
</office:document-meta>
</file>